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63cm" fo:min-width="0.116cm"/>
    </style:style>
    <style:style style:name="gr2" style:family="graphic" style:parent-style-name="standard">
      <style:graphic-properties draw:textarea-horizontal-align="justify" draw:textarea-vertical-align="middle" draw:auto-grow-height="false" fo:min-height="0.264cm" fo:min-width="0.116cm"/>
    </style:style>
    <style:style style:name="gr3" style:family="graphic" style:parent-style-name="objectwithoutfill">
      <style:graphic-properties svg:stroke-width="0.053cm" svg:stroke-color="#ffc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33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95cm" fo:min-width="6.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6cm" svg:height="0.513cm" svg:x="10.737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16cm" svg:height="0.514cm" svg:x="12.584cm" svg:y="10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16cm" svg:height="0.513cm" svg:x="10.737cm" svg:y="12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16cm" svg:height="0.513cm" svg:x="10.737cm" svg:y="14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16cm" svg:height="0.513cm" svg:x="12.584cm" svg:y="15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16cm" svg:height="0.513cm" svg:x="10.737cm" svg:y="17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0.942cm" svg:y1="9.342cm" svg:x2="5.4cm" svg:y2="9.342cm">
          <text:p/>
        </draw:line>
        <draw:line draw:style-name="gr4" draw:text-style-name="P2" draw:layer="layout" svg:x1="6.837cm" svg:y1="10.712cm" svg:x2="12.995cm" svg:y2="10.712cm">
          <text:p/>
        </draw:line>
        <draw:line draw:style-name="gr4" draw:text-style-name="P2" draw:layer="layout" svg:x1="6.837cm" svg:y1="16.017cm" svg:x2="12.995cm" svg:y2="16.017cm">
          <text:p/>
        </draw:line>
        <draw:line draw:style-name="gr4" draw:text-style-name="P2" draw:layer="layout" svg:x1="6.837cm" svg:y1="10.712cm" svg:x2="6.837cm" svg:y2="16.018cm">
          <text:p/>
        </draw:line>
        <draw:line draw:style-name="gr5" draw:text-style-name="P2" draw:layer="layout" svg:x1="10.942cm" svg:y1="14.477cm" svg:x2="5.4cm" svg:y2="14.477cm">
          <text:p/>
        </draw:line>
        <draw:line draw:style-name="gr4" draw:text-style-name="P2" draw:layer="layout" svg:x1="6.837cm" svg:y1="12.594cm" svg:x2="5.4cm" svg:y2="12.594cm">
          <text:p/>
        </draw:line>
        <draw:line draw:style-name="gr6" draw:text-style-name="P2" draw:layer="layout" svg:x1="12.995cm" svg:y1="16.188cm" svg:x2="11.353cm" svg:y2="17.557cm">
          <text:p/>
        </draw:line>
        <draw:line draw:style-name="gr6" draw:text-style-name="P2" draw:layer="layout" svg:x1="12.995cm" svg:y1="11.054cm" svg:x2="11.353cm" svg:y2="12.423cm">
          <text:p/>
        </draw:line>
        <draw:line draw:style-name="gr7" draw:text-style-name="P2" draw:layer="layout" svg:x1="12.789cm" svg:y1="15.675cm" svg:x2="11.147cm" svg:y2="14.477cm">
          <text:p/>
        </draw:line>
        <draw:line draw:style-name="gr7" draw:text-style-name="P2" draw:layer="layout" svg:x1="12.703cm" svg:y1="10.696cm" svg:x2="11.061cm" svg:y2="9.498cm">
          <text:p/>
        </draw:line>
        <draw:custom-shape draw:style-name="gr8" draw:text-style-name="P2" draw:layer="layout" svg:width="7.3cm" svg:height="5.2cm" svg:x="7.6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3cm" svg:height="5.2cm" svg:x="7.6cm" svg:y="13.3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0.904cm" svg:height="0.988cm" svg:x="11.7cm" svg:y="8.4cm">
          <draw:text-box>
            <text:p>1</text:p>
          </draw:text-box>
        </draw:frame>
        <draw:frame draw:style-name="gr9" draw:text-style-name="P3" draw:layer="layout" svg:width="0.904cm" svg:height="0.988cm" svg:x="13.3cm" svg:y="10.1cm">
          <draw:text-box>
            <text:p>2</text:p>
          </draw:text-box>
        </draw:frame>
        <draw:frame draw:style-name="gr9" draw:text-style-name="P3" draw:layer="layout" svg:width="0.904cm" svg:height="0.988cm" svg:x="11.8cm" svg:y="11.9cm">
          <draw:text-box>
            <text:p>3</text:p>
          </draw:text-box>
        </draw:frame>
        <draw:frame draw:style-name="gr9" draw:text-style-name="P3" draw:layer="layout" svg:width="0.904cm" svg:height="0.988cm" svg:x="11.5cm" svg:y="17.1cm">
          <draw:text-box>
            <text:p>6</text:p>
          </draw:text-box>
        </draw:frame>
        <draw:frame draw:style-name="gr9" draw:text-style-name="P3" draw:layer="layout" svg:width="0.904cm" svg:height="0.988cm" svg:x="13.296cm" svg:y="15.312cm">
          <draw:text-box>
            <text:p>5</text:p>
          </draw:text-box>
        </draw:frame>
        <draw:frame draw:style-name="gr9" draw:text-style-name="P3" draw:layer="layout" svg:width="0.904cm" svg:height="0.988cm" svg:x="11.696cm" svg:y="13.8cm">
          <draw:text-box>
            <text:p>1</text:p>
          </draw:text-box>
        </draw:frame>
        <draw:frame draw:style-name="gr10" draw:text-style-name="P5" draw:layer="layout" svg:width="13.4cm" svg:height="2.388cm" svg:x="5.5cm" svg:y="3.1cm">
          <draw:text-box>
            <text:p text:style-name="P4"><text:span text:style-name="T1">Relay schem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09:27:06.015298075</meta:creation-date>
    <dc:date>2017-04-02T09:43:02.705850684</dc:date>
    <meta:editing-duration>PT15M55S</meta:editing-duration>
    <meta:editing-cycles>4</meta:editing-cycles>
    <meta:generator>LibreOffice/5.2.6.2$Linux_X86_64 LibreOffice_project/20m0$Build-2</meta:generator>
    <meta:document-statistic meta:object-count="25"/>
  </office:meta>
</office:document-meta>
</file>